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A5000000B779EE7F617BBF3D55.png" manifest:media-type="image/png"/>
  <manifest:file-entry manifest:full-path="Pictures/100000010000036D0000027E2ADC9B27A0106313.png" manifest:media-type="image/png"/>
  <manifest:file-entry manifest:full-path="Pictures/100000010000036D0000027E459CA8B4870DFF10.png" manifest:media-type="image/png"/>
  <manifest:file-entry manifest:full-path="Pictures/100000010000036B0000031B251C9AE0AA34BE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36020765" text:style-name="Outline">
        <text:list-item>
          <text:h text:style-name="P1" text:outline-level="1"><draw:frame draw:style-name="fr2" draw:name="dashboard-icon.png" text:anchor-type="paragraph" svg:x="12.501cm" svg:y="0cm" svg:width="1.3cm" svg:height="1.094cm" draw:z-index="0"><draw:image xlink:href="Pictures/100000010000036B0000031B251C9AE0AA34BE93.png" xlink:type="simple" xlink:show="embed" xlink:actuate="onLoad" draw:mime-type="image/png"/></draw:frame><draw:frame draw:style-name="fr2" draw:name="eez-gui-icon.png" text:anchor-type="paragraph" svg:x="14.101cm" svg:y="0cm" svg:width="1.3cm" svg:height="0.935cm" draw:z-index="2"><draw:image xlink:href="Pictures/100000010000036D0000027E459CA8B4870DFF10.png" xlink:type="simple" xlink:show="embed" xlink:actuate="onLoad" draw:mime-type="image/png"/></draw:frame><draw:frame draw:style-name="fr2" draw:name="lvgl-icon.png" text:anchor-type="paragraph" svg:x="15.7cm" svg:y="0cm" svg:width="1.3cm" svg:height="0.889cm" draw:z-index="1"><draw:image xlink:href="Pictures/100000010000036D0000027E2ADC9B27A0106313.png" xlink:type="simple" xlink:show="embed" xlink:actuate="onLoad" draw:mime-type="image/png"/></draw:frame>MQTTEvent</text:h>
          <text:list>
            <text:list-item>
              <text:h text:style-name="Heading_20_2" text:outline-level="2">Description</text:h>
            </text:list-item>
          </text:list>
        </text:list-item>
      </text:list>
      <text:p text:style-name="Standard"/>
      <text:p text:style-name="Standard">With this Action we can add one or more event handlers that can be received by the MQTT connection. After this Action is executed, the <text:span text:style-name="T1">MQTTConnect</text:span> Action can be called.</text:p>
      <text:list xml:id="list81732444053231"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81733247040608" text:continue-numbering="true" text:style-name="Outline">
              <text:list-item>
                <text:list>
                  <text:list-item>
                    <text:list>
                      <text:list-item>
                        <text:h text:style-name="Heading_20_3" text:outline-level="3">Connection <text:s text:c="5"/><text:span text:style-name="T2">EXPRESSION (object:MQTTConnection)</text:span> </text:h>
                      </text:list-item>
                    </text:list>
                  </text:list-item>
                </text:list>
              </text:list-item>
            </text:list>
            <text:p text:style-name="Standard">MQTT connection to the server whose events are to be handled.</text:p>
            <text:p text:style-name="Standard"/>
            <text:list xml:id="list1065229068" text:style-name="Outline">
              <text:list-item>
                <text:list>
                  <text:list-item>
                    <text:list>
                      <text:list-item>
                        <text:h text:style-name="Heading_20_3" text:outline-level="3">Event handlers <text:s text:c="5"/><text:span text:style-name="T2">Array</text:span> </text:h>
                      </text:list-item>
                    </text:list>
                  </text:list-item>
                </text:list>
              </text:list-item>
            </text:list>
            <text:p text:style-name="Standard">List of events to be handled. For each item in the list, it will be necessary to select <text:span text:style-name="backtick">Event</text:span>, <text:span text:style-name="backtick">Handler type</text:span> and optionally <text:span text:style-name="backtick">Action</text:span>. <text:span text:style-name="backtick">Event</text:span> is the type of event we want to handle and the possible values are:</text:p>
            <text:list xml:id="list681124914" text:style-name="List_20_1">
              <text:list-item>
                <text:p text:style-name="List_20_1_20_Start"><text:span text:style-name="backtick">Connect</text:span> - It is sent in case of successful connection or reconnect. </text:p>
              </text:list-item>
              <text:list-item>
                <text:p text:style-name="List_20_1"><text:span text:style-name="backtick">Reconnect</text:span> - Sent when attempting to reconnect after a connection has been terminated. </text:p>
              </text:list-item>
              <text:list-item>
                <text:p text:style-name="List_20_1"><text:span text:style-name="backtick">Close</text:span> - It is sent after the connection is terminated. </text:p>
              </text:list-item>
              <text:list-item>
                <text:p text:style-name="List_20_1"><text:span text:style-name="backtick">Disconnect</text:span> - Sent when a disconnect packet is received by the broker. </text:p>
              </text:list-item>
              <text:list-item>
                <text:p text:style-name="List_20_1"><text:span text:style-name="backtick">Offline</text:span> - Sent when the client goes offline. </text:p>
              </text:list-item>
              <text:list-item>
                <text:p text:style-name="List_20_1"><text:span text:style-name="backtick">End</text:span> - Sent when the <text:span text:style-name="T1">MQTTDisconnect</text:span> Action is performed. </text:p>
              </text:list-item>
              <text:list-item>
                <text:p text:style-name="List_20_1"><text:span text:style-name="backtick">Error</text:span> - Sent when the client cannot connect or a parsing error has occurred. </text:p>
              </text:list-item>
              <text:list-item>
                <text:p text:style-name="List_20_1"><text:span text:style-name="backtick">Message</text:span> - It is sent when the client receives a published packet from the server for the topic we previously subscribed to with the <text:span text:style-name="T1">MQTTSubscribe</text:span> Action. Data of the type <text:span text:style-name="backtick">struct:$MQTTMessage</text:span> is sent through the output, it is a system structure that has these members: <text:s/></text:p>
              </text:list-item>
              <text:list-item>
                <text:p text:style-name="List_20_2_20_Start"><text:span text:style-name="backtick">topic</text:span> – The name of the topic for which the packet was published.</text:p>
              </text:list-item>
              <text:list-item>
                <text:p text:style-name="List_20_2_20_End"><text:span text:style-name="backtick">payload</text:span> – Content of the received message.</text:p>
              </text:list-item>
            </text:list>
            <text:p text:style-name="Standard"><text:span text:style-name="backtick">Handler type</text:span> can be <text:span text:style-name="backtick">Flow</text:span> or <text:span text:style-name="backtick">Action</text:span>. If <text:span text:style-name="backtick">Flow</text:span> is selected then an output will be added through which the Flow execution continues if the event is sent. If <text:span text:style-name="backtick">Action</text:span> is selected, then <text:span text:style-name="backtick">Action</text:span> must also be set, i.e. the name of the User action that is executed when the event is received.</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81733363324548" text:continue-list="list1065229068" text:style-name="Outline">
              <text:list-item>
                <text:list>
                  <text:list-item>
                    <text:list>
                      <text:list-item>
                        <text:h text:style-name="Heading_20_3" text:outline-level="3">Description <text:s text:c="5"/><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81733118587901" text:continue-numbering="true" text:style-name="Outline">
              <text:list-item>
                <text:list>
                  <text:list-item>
                    <text:list>
                      <text:list-item>
                        <text:h text:style-name="Heading_20_3" text:outline-level="3">Inputs <text:s text:c="5"/><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text:soft-page-break/>check whether a data line that transmits data of that type is connected to the input or not.</text:p>
            <text:p text:style-name="Standard"/>
            <text:list xml:id="list81733654087811" text:continue-numbering="true" text:style-name="Outline">
              <text:list-item>
                <text:list>
                  <text:list-item>
                    <text:list>
                      <text:list-item>
                        <text:h text:style-name="Heading_20_3" text:outline-level="3">Outputs <text:s text:c="5"/><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81732251886749" text:continue-numbering="true" text:style-name="Outline">
              <text:list-item>
                <text:list>
                  <text:list-item>
                    <text:list>
                      <text:list-item>
                        <text:h text:style-name="Heading_20_3" text:outline-level="3">Catch error <text:s text:c="5"/><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81733199090264" text:continue-numbering="true" text:style-name="Outline">
              <text:list-item>
                <text:list>
                  <text:list-item>
                    <text:list>
                      <text:list-item>
                        <text:h text:style-name="Heading_20_3" text:outline-level="3">Align and distribute <text:s text:c="5"/><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1" draw:name="image_align_and_distribute.png" text:anchor-type="paragraph" svg:x="0cm" svg:y="0cm" svg:width="4.399cm" svg:height="4.9cm" draw:z-index="3"><draw:image xlink:href="Pictures/10000001000000A5000000B779EE7F617BBF3D55.png" xlink:type="simple" xlink:show="embed" xlink:actuate="onLoad" draw:mime-type="image/png"/></draw:frame></text:p>
            <text:p text:style-name="Standard"/>
          </table:table-cell>
        </table:table-row>
      </table:table>
      <text:list xml:id="list2080053797" text:style-name="Outline">
        <text:list-item>
          <text:list>
            <text:list-item>
              <text:h text:style-name="Heading_20_2" text:outline-level="2">Inputs</text:h>
              <text:list>
                <text:list-item>
                  <text:h text:style-name="Heading_20_3" text:outline-level="3">seqin <text:s text:c="5"/><text:span text:style-name="T2">SEQ | OPTIONAL</text:span> </text:h>
                </text:list-item>
              </text:list>
            </text:list-item>
          </text:list>
        </text:list-item>
      </text:list>
      <text:p text:style-name="Standard">A standard sequence input.</text:p>
      <text:p text:style-name="Standard"/>
      <text:list xml:id="list81732734327131" text:continue-numbering="true" text:style-name="Outline">
        <text:list-item>
          <text:list>
            <text:list-item>
              <text:h text:style-name="Heading_20_2" text:outline-level="2"><text:soft-page-break/>Outputs</text:h>
              <text:list>
                <text:list-item>
                  <text:h text:style-name="Heading_20_3" text:outline-level="3">seqout <text:s text:c="5"/><text:span text:style-name="T2">SEQ | OPTIONAL</text:span> </text:h>
                </text:list-item>
              </text:list>
            </text:list-item>
          </text:list>
        </text:list-item>
      </text:list>
      <text:p text:style-name="Standard">A standard sequence output.</text:p>
      <text:p text:style-name="Standard"/>
      <text:list xml:id="list81733529881665" text:continue-numbering="true" text:style-name="Outline">
        <text:list-item>
          <text:list>
            <text:list-item>
              <text:h text:style-name="Heading_20_2" text:outline-level="2">Examples</text:h>
            </text:list-item>
          </text:list>
        </text:list-item>
      </text:list>
      <text:p text:style-name="Standard"/>
      <text:list xml:id="list3" text:style-name="List_20_1">
        <text:list-item>
          <text:p text:style-name="List_20_1"><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List_20_2_20_Start" style:display-name="List 2 Start" style:family="paragraph" style:parent-style-name="List" style:next-style-name="List_20_2" style:class="list">
      <style:paragraph-properties fo:margin-left="1.6cm" fo:margin-right="0.199cm" fo:margin-top="0.3cm" fo:margin-bottom="0cm" style:contextual-spacing="false" fo:text-indent="-0.6cm" style:auto-text-indent="false">
        <style:tab-stops/>
      </style:paragraph-properties>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2_20_End" style:display-name="List 2 End" style:family="paragraph" style:parent-style-name="List" style:next-style-name="List_20_2" style:class="list">
      <style:paragraph-properties fo:margin-left="1.6cm" fo:margin-right="0cm" fo:margin-top="0cm" fo:margin-bottom="0.3cm" style:contextual-spacing="false" fo:text-indent="-0.6cm" style:auto-text-indent="false">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A1. MQTTEvent</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4" meta:object-count="0" meta:page-count="3" meta:paragraph-count="46" meta:word-count="598" meta:character-count="3468" meta:non-whitespace-character-count="2862"/>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